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leObj2" manifest:media-type="application/octet-stream"/>
  <manifest:file-entry manifest:full-path="settings.xml" manifest:media-type="text/xml"/>
  <manifest:file-entry manifest:full-path="manifest.rdf" manifest:media-type="application/rdf+xml"/>
  <manifest:file-entry manifest:full-path="OleObj6" manifest:media-type="application/octet-stream"/>
  <manifest:file-entry manifest:full-path="Configurations2/" manifest:media-type="application/vnd.sun.xml.ui.configuration"/>
  <manifest:file-entry manifest:full-path="OleObj3" manifest:media-type="application/octet-stream"/>
  <manifest:file-entry manifest:full-path="content.xml" manifest:media-type="text/xml"/>
  <manifest:file-entry manifest:full-path="meta.xml" manifest:media-type="text/xml"/>
  <manifest:file-entry manifest:full-path="ObjectReplacements/OleObj2" manifest:media-type=""/>
  <manifest:file-entry manifest:full-path="ObjectReplacements/OleObj1" manifest:media-type=""/>
  <manifest:file-entry manifest:full-path="ObjectReplacements/OleObj3" manifest:media-type=""/>
  <manifest:file-entry manifest:full-path="ObjectReplacements/OleObj4" manifest:media-type=""/>
  <manifest:file-entry manifest:full-path="ObjectReplacements/OleObj6" manifest:media-type=""/>
  <manifest:file-entry manifest:full-path="ObjectReplacements/OleObj5" manifest:media-type=""/>
  <manifest:file-entry manifest:full-path="OleObj5" manifest:media-type="application/octet-stream"/>
  <manifest:file-entry manifest:full-path="layout-cache" manifest:media-type="application/binary"/>
  <manifest:file-entry manifest:full-path="OleObj4" manifest:media-type="application/octet-stream"/>
  <manifest:file-entry manifest:full-path="OleObj1"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32cm" fo:margin-bottom="0.247cm" loext:contextual-spacing="false" fo:line-height="100%" fo:text-align="start" style:justify-single-word="false"/>
    </style:style>
    <style:style style:name="P2" style:family="paragraph" style:parent-style-name="Standard">
      <style:paragraph-properties fo:margin-top="0.132cm" fo:margin-bottom="0.247cm" loext:contextual-spacing="false" fo:line-height="100%" fo:text-align="center" style:justify-single-word="false"/>
    </style:style>
    <style:style style:name="P3" style:family="paragraph" style:parent-style-name="Standard">
      <style:paragraph-properties fo:margin-top="0cm" fo:margin-bottom="0.247cm" loext:contextual-spacing="false" fo:line-height="115%" fo:text-align="justify" style:justify-single-word="false"/>
    </style:style>
    <style:style style:name="P4" style:family="paragraph" style:parent-style-name="Standard">
      <style:paragraph-properties fo:margin-top="0.106cm" fo:margin-bottom="0.247cm" loext:contextual-spacing="false" fo:line-height="115%" fo:text-align="justify" style:justify-single-word="false"/>
    </style:style>
    <style:style style:name="P5" style:family="paragraph" style:parent-style-name="Standard">
      <style:paragraph-properties fo:margin-top="0.132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132cm" fo:margin-bottom="0.247cm" loext: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132cm" fo:margin-bottom="0.247cm" loext:contextual-spacing="false" fo:line-height="100%" fo:text-align="start" style:justify-single-word="false"/>
      <style:text-properties style:use-window-font-color="true" style:font-name="Liberation Serif" fo:font-size="16pt" fo:font-weight="normal" fo:background-color="transparent" style:font-name-asian="Liberation Serif" style:font-name-complex="Liberation Serif"/>
    </style:style>
    <style:style style:name="P8" style:family="paragraph" style:parent-style-name="Standard">
      <style:paragraph-properties fo:margin-top="0.132cm" fo:margin-bottom="0.247cm" loext:contextual-spacing="false" fo:line-height="100%" fo:text-align="center" style:justify-single-word="false"/>
      <style:text-properties fo:color="#610b38" style:font-name="Liberation Serif" fo:font-size="21.75pt" fo:font-weight="normal" fo:background-color="transparent" style:font-name-asian="Liberation Serif" style:font-name-complex="Liberation Serif"/>
    </style:style>
    <style:style style:name="P9" style:family="paragraph" style:parent-style-name="Standard">
      <style:paragraph-properties fo:margin-top="0.132cm" fo:margin-bottom="0.247cm" loext:contextual-spacing="false" fo:line-height="100%" fo:text-align="center" style:justify-single-word="false"/>
      <style:text-properties fo:color="#610b38" style:font-name="Liberation Serif" fo:font-size="18.75pt" fo:font-weight="normal" fo:background-color="transparent" style:font-name-asian="Liberation Serif" style:font-name-complex="Liberation Serif"/>
    </style:style>
    <style:style style:name="P10" style:family="paragraph" style:parent-style-name="Standard">
      <style:paragraph-properties fo:margin-top="0.132cm" fo:margin-bottom="0.247cm" loext:contextual-spacing="false" fo:line-height="100%" fo:text-align="start" style:justify-single-word="false"/>
      <style:text-properties fo:color="#610b38" style:font-name="Liberation Serif" fo:font-size="18.75pt" fo:font-weight="normal" fo:background-color="transparent" style:font-name-asian="Liberation Serif" style:font-name-complex="Liberation Serif"/>
    </style:style>
    <style:style style:name="P11" style:family="paragraph" style:parent-style-name="Standard">
      <style:paragraph-properties fo:margin-top="0cm" fo:margin-bottom="0.247cm" loext:contextual-spacing="false" fo:line-height="115%" fo:text-align="justify" style:justify-single-word="false"/>
      <style:text-properties fo:color="#333333" style:font-name="Liberation Serif" fo:font-size="12pt" fo:font-weight="normal" fo:background-color="transparent" style:font-name-asian="Liberation Serif" style:font-name-complex="Liberation Serif"/>
    </style:style>
    <style:style style:name="P12" style:family="paragraph" style:parent-style-name="Standard">
      <style:paragraph-properties fo:margin-top="0cm" fo:margin-bottom="0.247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top="0cm" fo:margin-bottom="0.247cm" loext:contextual-spacing="false" fo:line-height="115%" fo:text-align="justify" style:justify-single-word="false"/>
      <style:text-properties fo:color="#610b4b" style:font-name="Liberation Serif" fo:font-size="15.75pt" fo:font-weight="normal" fo:background-color="transparent" style:font-name-asian="Liberation Serif" style:font-name-complex="Liberation Serif"/>
    </style:style>
    <style:style style:name="P14" style:family="paragraph" style:parent-style-name="Standard">
      <style:paragraph-properties fo:margin-top="0.353cm" fo:margin-bottom="0.212cm" loext:contextual-spacing="false" fo:line-height="100%" fo:text-align="justify" style:justify-single-word="false"/>
      <style:text-properties fo:color="#610b38" style:font-name="Liberation Serif" fo:font-size="18.75pt" fo:font-weight="normal" fo:background-color="transparent" style:font-name-asian="Liberation Serif" style:font-name-complex="Liberation Serif"/>
    </style:style>
    <style:style style:name="P15" style:family="paragraph" style:parent-style-name="Standard" style:list-style-name="L4">
      <style:paragraph-properties fo:line-height="115%" fo:text-align="justify" style:justify-single-word="false"/>
      <style:text-properties fo:color="#000000" style:font-name="Liberation Serif" fo:font-size="12pt" fo:font-weight="normal" fo:background-color="transparent" style:font-name-asian="Liberation Serif" style:font-name-complex="Liberation Serif"/>
    </style:style>
    <style:style style:name="P16" style:family="paragraph" style:parent-style-name="Standard" style:list-style-name="L1">
      <style:paragraph-properties fo:margin-left="-0.635cm" fo:margin-right="0cm" fo:margin-top="0.106cm" fo:margin-bottom="0.247cm" loext:contextual-spacing="false" fo:line-height="115%" fo:text-align="justify" style:justify-single-word="false" fo:text-indent="0.635cm" style:auto-text-indent="false"/>
    </style:style>
    <style:style style:name="P17" style:family="paragraph" style:parent-style-name="Standard" style:list-style-name="L2">
      <style:paragraph-properties fo:margin-left="-0.635cm" fo:margin-right="0cm" fo:margin-top="0.106cm" fo:margin-bottom="0.247cm" loext:contextual-spacing="false" fo:line-height="115%" fo:text-align="justify" style:justify-single-word="false" fo:text-indent="0.635cm" style:auto-text-indent="false"/>
    </style:style>
    <style:style style:name="P18" style:family="paragraph" style:parent-style-name="Standard" style:list-style-name="L5">
      <style:paragraph-properties fo:margin-left="-0.635cm" fo:margin-right="0cm" fo:margin-top="0.106cm" fo:margin-bottom="0.247cm" loext:contextual-spacing="false" fo:line-height="115%" fo:text-align="justify" style:justify-single-word="false" fo:text-indent="0.635cm" style:auto-text-indent="false"/>
    </style:style>
    <style:style style:name="P19" style:family="paragraph" style:parent-style-name="Standard" style:list-style-name="L3">
      <style:paragraph-properties fo:margin-left="-0.635cm" fo:margin-right="0cm" fo:margin-top="0.106cm" fo:margin-bottom="0.247cm" loext:contextual-spacing="false" fo:line-height="115%" fo:text-align="justify"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P20" style:family="paragraph" style:parent-style-name="Standard" style:list-style-name="L6">
      <style:paragraph-properties fo:margin-left="-0.635cm" fo:margin-right="0cm" fo:margin-top="0.106cm" fo:margin-bottom="0.247cm" loext:contextual-spacing="false" fo:line-height="115%" fo:text-align="justify"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P21" style:family="paragraph" style:parent-style-name="Standard" style:list-style-name="L7">
      <style:paragraph-properties fo:margin-left="-0.635cm" fo:margin-right="0cm" fo:margin-top="0.106cm" fo:margin-bottom="0.247cm" loext:contextual-spacing="false" fo:line-height="115%" fo:text-align="justify"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P22" style:family="paragraph" style:parent-style-name="Standard" style:list-style-name="L8">
      <style:paragraph-properties fo:margin-left="-0.635cm" fo:margin-right="0cm" fo:margin-top="0.106cm" fo:margin-bottom="0.247cm" loext:contextual-spacing="false" fo:line-height="115%" fo:text-align="justify"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P23" style:family="paragraph" style:parent-style-name="Standard" style:list-style-name="L9">
      <style:paragraph-properties fo:margin-left="-0.635cm" fo:margin-right="0cm" fo:margin-top="0.106cm" fo:margin-bottom="0.247cm" loext:contextual-spacing="false" fo:line-height="115%" fo:text-align="justify"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P24" style:family="paragraph" style:parent-style-name="Standard" style:list-style-name="L10">
      <style:paragraph-properties fo:margin-left="-0.635cm" fo:margin-right="0cm" fo:margin-top="0.106cm" fo:margin-bottom="0.247cm" loext:contextual-spacing="false" fo:line-height="115%" fo:text-align="justify"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P25" style:family="paragraph" style:parent-style-name="Standard" style:list-style-name="L11">
      <style:paragraph-properties fo:margin-left="-0.635cm" fo:margin-right="0cm" fo:margin-top="0.106cm" fo:margin-bottom="0.247cm" loext:contextual-spacing="false" fo:line-height="115%" fo:text-align="justify"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P26" style:family="paragraph" style:parent-style-name="Standard">
      <style:paragraph-properties fo:margin-top="0.106cm" fo:margin-bottom="0.247cm" loext:contextual-spacing="false" fo:line-height="100%" fo:text-align="justify" style:justify-single-word="false"/>
      <style:text-properties fo:color="#610b38" style:font-name="Liberation Serif" fo:font-size="18.75pt" fo:font-weight="normal" fo:background-color="transparent" style:font-name-asian="Liberation Serif" style:font-name-complex="Liberation Serif"/>
    </style:style>
    <style:style style:name="P27" style:family="paragraph" style:parent-style-name="Standard">
      <style:paragraph-properties fo:margin-top="0.106cm" fo:margin-bottom="0.247cm" loext:contextual-spacing="false" fo:line-height="100%" fo:text-align="justify" style:justify-single-word="false"/>
      <style:text-properties fo:color="#610b4b" style:font-name="Liberation Serif" fo:font-size="15.75pt" fo:font-weight="normal" fo:background-color="transparent" style:font-name-asian="Liberation Serif" style:font-name-complex="Liberation Serif"/>
    </style:style>
    <style:style style:name="P28" style:family="paragraph" style:parent-style-name="Standard">
      <style:paragraph-properties fo:margin-top="0.106cm" fo:margin-bottom="0.247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paragraph-properties fo:margin-top="0.106cm" fo:margin-bottom="0.247cm" loext:contextual-spacing="false" fo:line-height="115%" fo:text-align="justify" style:justify-single-word="false"/>
      <style:text-properties fo:color="#333333" style:font-name="Liberation Serif" fo:font-size="12pt" fo:font-weight="normal" fo:background-color="transparent" style:font-name-asian="Liberation Serif" style:font-name-complex="Liberation Serif"/>
    </style:style>
    <style:style style:name="P30" style:family="paragraph" style:parent-style-name="Standard">
      <style:paragraph-properties fo:margin-top="0.423cm" fo:margin-bottom="0.212cm" loext:contextual-spacing="false" fo:line-height="100%" fo:text-align="justify" style:justify-single-word="false"/>
      <style:text-properties fo:color="#333333" style:font-name="Liberation Serif" fo:font-size="12pt" fo:font-weight="normal" fo:background-color="transparent" style:font-name-asian="Liberation Serif" style:font-name-complex="Liberation Serif"/>
    </style:style>
    <style:style style:name="P31" style:family="paragraph" style:parent-style-name="Standard">
      <style:paragraph-properties fo:margin-top="0.423cm" fo:margin-bottom="0.212cm" loext:contextual-spacing="false" fo:line-height="100%" fo:text-align="justify" style:justify-single-word="false"/>
      <style:text-properties fo:color="#333333" style:font-name="Liberation Serif" fo:font-size="12pt" fo:font-weight="bold" fo:background-color="transparent" style:font-name-asian="Liberation Serif" style:font-name-complex="Liberation Serif"/>
    </style:style>
    <style:style style:name="P32" style:family="paragraph" style:parent-style-name="Standard" style:list-style-name="L9">
      <style:paragraph-properties fo:margin-left="0.612cm" fo:margin-right="0cm" fo:margin-top="0.106cm" fo:margin-bottom="0.247cm" loext:contextual-spacing="false" fo:line-height="115%" fo:text-align="justify" style:justify-single-word="false" fo:text-indent="0.635cm" style:auto-text-indent="false"/>
    </style:style>
    <style:style style:name="P33" style:family="paragraph" style:parent-style-name="Standard" style:list-style-name="L8">
      <style:paragraph-properties fo:margin-left="0.612cm" fo:margin-right="0cm" fo:margin-top="0.106cm" fo:margin-bottom="0.247cm" loext:contextual-spacing="false" fo:line-height="115%" fo:text-align="justify"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P34" style:family="paragraph" style:parent-style-name="Standard" style:list-style-name="L9">
      <style:paragraph-properties fo:margin-left="0.612cm" fo:margin-right="0cm" fo:margin-top="0.106cm" fo:margin-bottom="0.247cm" loext:contextual-spacing="false" fo:line-height="115%" fo:text-align="justify"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Liberation Serif" fo:font-size="16pt" fo:font-weight="normal" fo:background-color="transparent" loext:char-shading-value="0" style:font-name-asian="Liberation Serif" style:font-name-complex="Liberation Serif"/>
    </style:style>
    <style:style style:name="T3" style:family="text">
      <style:text-properties fo:color="#333333" style:font-name="Liberation Serif" fo:font-size="12pt" fo:font-weight="normal" fo:background-color="transparent" loext:char-shading-value="0" style:font-name-asian="Liberation Serif" style:font-name-complex="Liberation Serif"/>
    </style:style>
    <style:style style:name="T4" style:family="text">
      <style:text-properties fo:color="#333333" style:font-name="Liberation Serif" fo:font-size="12pt" fo:font-weight="bold" fo:background-color="transparent" loext:char-shading-value="0" style:font-name-asian="Liberation Serif" style:font-name-complex="Liberation Serif"/>
    </style:style>
    <style:style style:name="T5" style:family="text">
      <style:text-properties fo:color="#000000" style:font-name="Liberation Serif" fo:font-size="12pt" fo:font-weight="bold" fo:background-color="transparent" loext:char-shading-value="0" style:font-name-asian="Liberation Serif" style:font-name-complex="Liberation Serif"/>
    </style:style>
    <style:style style:name="T6" style:family="text">
      <style:text-properties fo:color="#000000" style:font-name="Liberation Serif" fo:font-size="12pt" fo:font-weight="normal" fo:background-color="transparent" loext:char-shading-value="0" style:font-name-asian="Liberation Serif" style:font-name-complex="Liberation Serif"/>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Agents in Artificial Intelligence</text:p>
      <text:p text:style-name="P11">An AI system can be defined as the study of the rational agent and its environment. The agents sense the environment through sensors and act on their environment through actuators. An AI agent can have mental properties such as knowledge, belief, intention, etc.</text:p>
      <text:p text:style-name="P14">What is an Agent?</text:p>
      <text:p text:style-name="P3"><text:span text:style-name="T3">An agent can be anything that perceiveits environment through sensors and act upon that environment through actuators. An Agent runs in the cycle of </text:span><text:span text:style-name="T4">perceiving</text:span><text:span text:style-name="T3">, </text:span><text:span text:style-name="T4">thinking</text:span><text:span text:style-name="T3">, and </text:span><text:span text:style-name="T4">acting</text:span><text:span text:style-name="T3">. An agent can be:</text:span></text:p>
      <text:list xml:id="list1061056806" text:style-name="L1">
        <text:list-item>
          <text:p text:style-name="P16"><text:span text:style-name="T5">Human-Agent:</text:span><text:span text:style-name="T6"> A human agent has eyes, ears, and other organs which work for sensors and hand, legs, vocal tract work for actuators.</text:span></text:p>
        </text:list-item>
        <text:list-item>
          <text:p text:style-name="P16"><text:span text:style-name="T5">Robotic Agent:</text:span><text:span text:style-name="T6"> A robotic agent can have cameras, infrared range finder, NLP for sensors and various motors for actuators.</text:span></text:p>
        </text:list-item>
        <text:list-item>
          <text:p text:style-name="P16"><text:span text:style-name="T5">Software Agent:</text:span><text:span text:style-name="T6"> Software agent can have keystrokes, file contents as sensory input and act on those inputs and display output on the screen.</text:span></text:p>
        </text:list-item>
      </text:list>
      <text:p text:style-name="P11">Hence the world around us is full of agents such as thermostat, cellphone, camera, and even we are also agents.</text:p>
      <text:p text:style-name="P11">Before moving forward, we should first know about sensors, effectors, and actuators.</text:p>
      <text:p text:style-name="P12"/>
      <text:p text:style-name="P3"><text:span text:style-name="T4">Sensor:</text:span><text:span text:style-name="T3">Sensor is a device which detects the change in the environment and sends the information to other electronic devices. An agent observes its environment through sensors.</text:span></text:p>
      <text:p text:style-name="P3"><text:span text:style-name="T4">Actuators:</text:span><text:span text:style-name="T3">Actuators are the component of machines that converts energy into motion. The actuators are only responsible for moving and controlling a system. An actuator can be an electric motor, gears, rails, etc.</text:span></text:p>
      <text:p text:style-name="P3"><text:span text:style-name="T4">Effectors:</text:span><text:span text:style-name="T3">Effectors are the devices which affect the environment. Effectors can be legs, wheels, arms, fingers, wings, fins, and display screen.</text:span></text:p>
      <text:p text:style-name="P12"/>
      <text:p text:style-name="P3"><text:soft-page-break/><draw:frame draw:style-name="fr1" draw:name="1" text:anchor-type="as-char" svg:width="17.013cm" style:rel-width="scale" svg:height="6.059cm" style:rel-height="scale" draw:z-index="0"><draw:object-ole xlink:href="./OleObj1" xlink:type="simple" xlink:show="embed" xlink:actuate="onLoad"/><draw:image xlink:href="./ObjectReplacements/OleObj1" xlink:type="simple" xlink:show="embed" xlink:actuate="onLoad"/></draw:frame></text:p>
      <text:p text:style-name="P12"/>
      <text:p text:style-name="P9">Intelligent Agents:</text:p>
      <text:p text:style-name="P11">An intelligent agent is an autonomous entity which act upon an environment using sensors and actuators for achieving goals. An intelligent agent may learn from the environment to achieve their goals. A thermostat is an example of an intelligent agent.</text:p>
      <text:p text:style-name="P11">Following are the main four rules for an AI agent:</text:p>
      <text:list xml:id="list3853366561" text:style-name="L2">
        <text:list-item>
          <text:p text:style-name="P17"><text:span text:style-name="T5">Rule 1: </text:span><text:span text:style-name="T6">An AI agent must have the ability to perceive the environment.</text:span></text:p>
        </text:list-item>
        <text:list-item>
          <text:p text:style-name="P17"><text:span text:style-name="T5">Rule 2: </text:span><text:span text:style-name="T6">The observation must be used to make decisions.</text:span></text:p>
        </text:list-item>
        <text:list-item>
          <text:p text:style-name="P17"><text:span text:style-name="T5">Rule 3: </text:span><text:span text:style-name="T6">Decision should result in an action.</text:span></text:p>
        </text:list-item>
        <text:list-item>
          <text:p text:style-name="P17"><text:span text:style-name="T5">Rule 4: </text:span><text:span text:style-name="T6">The action taken by an AI agent must be a rational action.</text:span></text:p>
        </text:list-item>
      </text:list>
      <text:p text:style-name="P14">Rational Agent:</text:p>
      <text:p text:style-name="P11">A rational agent is an agent which has clear preference, models uncertainty, and acts in a way to maximize its performance measure with all possible actions.</text:p>
      <text:p text:style-name="P11">A rational agent is said to perform the right things. AI is about creating rational agents to use for game theory and decision theory for various real-world scenarios.</text:p>
      <text:p text:style-name="P11">For an AI agent, the rational action is most important because in AI reinforcement learning algorithm, for each best possible action, agent gets the positive reward and for each wrong action, an agent gets a negative reward.</text:p>
      <text:p text:style-name="P13">Rationality:</text:p>
      <text:p text:style-name="P11">The rationality of an agent is measured by its performance measure. Rationality can be judged on the basis of following points:</text:p>
      <text:list xml:id="list3942020388" text:style-name="L3">
        <text:list-item>
          <text:p text:style-name="P19">Performance measure which defines the success criterion.</text:p>
        </text:list-item>
        <text:list-item>
          <text:p text:style-name="P19"><text:soft-page-break/>Agent prior knowledge of its environment.</text:p>
        </text:list-item>
        <text:list-item>
          <text:p text:style-name="P19">Best possible actions that an agent can perform.</text:p>
        </text:list-item>
        <text:list-item>
          <text:p text:style-name="P19">The sequence of percepts.</text:p>
        </text:list-item>
      </text:list>
      <text:p text:style-name="P26">Structure of an AI Agent</text:p>
      <text:p text:style-name="P11">The task of AI is to design an agent program which implements the agent function. The structure of an intelligent agent is a combination of architecture and agent program. It can be viewed as:</text:p>
      <text:list xml:id="list3970252092" text:style-name="L4">
        <text:list-item>
          <text:p text:style-name="P15">Agent = Architecture + Agent program  </text:p>
        </text:list-item>
      </text:list>
      <text:p text:style-name="P11">Following are the main three terms involved in the structure of an AI agent:</text:p>
      <text:p text:style-name="P3"><text:span text:style-name="T4">Architecture:</text:span><text:span text:style-name="T3"> Architecture is machinery that an AI agent executes on.</text:span></text:p>
      <text:p text:style-name="P3"><text:span text:style-name="T4">Agent Function:</text:span><text:span text:style-name="T3"> Agent function is used to map a percept to an action.</text:span></text:p>
      <text:p text:style-name="P4"><text:span text:style-name="T4">Agent program:</text:span><text:span text:style-name="T3"> Agent program is an implementation of agent function. An agent program executes on the physical architecture to produce function f.</text:span></text:p>
      <text:p text:style-name="P14">PEAS Representation</text:p>
      <text:p text:style-name="P11">PEAS is a type of model on which an AI agent works upon. When we define an AI agent or rational agent, then we can group its properties under PEAS representation model. It is made up of four words:</text:p>
      <text:list xml:id="list3158900575" text:style-name="L5">
        <text:list-item>
          <text:p text:style-name="P18"><text:span text:style-name="T5">P:</text:span><text:span text:style-name="T6"> Performance measure</text:span></text:p>
        </text:list-item>
        <text:list-item>
          <text:p text:style-name="P18"><text:span text:style-name="T5">E:</text:span><text:span text:style-name="T6"> Environment</text:span></text:p>
        </text:list-item>
        <text:list-item>
          <text:p text:style-name="P18"><text:span text:style-name="T5">A:</text:span><text:span text:style-name="T6"> Actuators</text:span></text:p>
        </text:list-item>
        <text:list-item>
          <text:p text:style-name="P18"><text:span text:style-name="T5">S:</text:span><text:span text:style-name="T6"> Sensors</text:span></text:p>
        </text:list-item>
      </text:list>
      <text:p text:style-name="P11">Here performance measure is the objective for the success of an agent's behavior.</text:p>
      <text:p text:style-name="P27">PEAS for self-driving cars:</text:p>
      <text:p text:style-name="P4"><text:soft-page-break/><draw:frame draw:style-name="fr1" draw:name="2" text:anchor-type="as-char" svg:width="13.282cm" style:rel-width="scale" svg:height="7.779cm" style:rel-height="scale" draw:z-index="1"><draw:object-ole xlink:href="./OleObj2" xlink:type="simple" xlink:show="embed" xlink:actuate="onLoad"/><draw:image xlink:href="./ObjectReplacements/OleObj2" xlink:type="simple" xlink:show="embed" xlink:actuate="onLoad"/></draw:frame></text:p>
      <text:p text:style-name="P28"/>
      <text:p text:style-name="P28"/>
      <text:p text:style-name="P28"/>
      <text:p text:style-name="P28"/>
      <text:p text:style-name="P28"/>
      <text:p text:style-name="P28"/>
      <text:p text:style-name="P28"/>
      <text:p text:style-name="P28"/>
      <text:p text:style-name="P29">Let's suppose a self-driving car then PEAS representation will be:</text:p>
      <text:p text:style-name="P3"><text:span text:style-name="T4">Performance: <text:s/></text:span><text:span text:style-name="T3">Safety, time, legal drive, comfort</text:span></text:p>
      <text:p text:style-name="P3"><text:span text:style-name="T4">Environment: <text:s/></text:span><text:span text:style-name="T3">Roads, other vehicles, road signs, pedestrian</text:span></text:p>
      <text:p text:style-name="P3"><text:span text:style-name="T4">Actuators: <text:s text:c="5"/></text:span><text:span text:style-name="T3">Steering, accelerator, brake, signal, horn</text:span></text:p>
      <text:p text:style-name="P3"><text:span text:style-name="T4">Sensors: <text:s text:c="7"/></text:span><text:span text:style-name="T3">Camera, GPS, speedometer, odometer, accelerometer, sonar.</text:span></text:p>
      <text:p text:style-name="P12"/>
      <text:p text:style-name="P12"/>
      <text:p text:style-name="P30">Agent Environment in AI</text:p>
      <text:p text:style-name="P11">An environment is everything in the world which surrounds the agent, but it is not a part of an agent itself. An environment can be described as a situation in which an agent is present.</text:p>
      <text:p text:style-name="P11">The environment is where agent lives, operate and provide the agent with something to sense and act <text:soft-page-break/>upon it. An environment is mostly said to be non-feministic.</text:p>
      <text:p text:style-name="P14">Features of Environment</text:p>
      <text:p text:style-name="P11">As per Russell and Norvig, an environment can have various features from the point of view of an agent:</text:p>
      <text:list xml:id="list4266704000" text:style-name="L6">
        <text:list-item>
          <text:p text:style-name="P20">Fully observable vs Partially Observable</text:p>
        </text:list-item>
        <text:list-item>
          <text:p text:style-name="P20">Static vs Dynamic</text:p>
        </text:list-item>
        <text:list-item>
          <text:p text:style-name="P20">Discrete vs Continuous</text:p>
        </text:list-item>
        <text:list-item>
          <text:p text:style-name="P20">Deterministic vs Stochastic</text:p>
        </text:list-item>
        <text:list-item>
          <text:p text:style-name="P20">Single-agent vs Multi-agent</text:p>
        </text:list-item>
        <text:list-item>
          <text:p text:style-name="P20">Episodic vs sequential</text:p>
        </text:list-item>
        <text:list-item>
          <text:p text:style-name="P20">Known vs Unknown</text:p>
        </text:list-item>
        <text:list-item>
          <text:p text:style-name="P20">Accessible vs Inaccessible</text:p>
        </text:list-item>
      </text:list>
      <text:p text:style-name="P31">Turing Test in AI</text:p>
      <text:p text:style-name="P11">In 1950, Alan Turing introduced a test to check whether a machine can think like a human or not, this test is known as the Turing Test. In this test, Turing proposed that the computer can be said to be an intelligent if it can mimic human response under specific conditions.</text:p>
      <text:p text:style-name="P3"><draw:frame draw:style-name="fr1" draw:name="3" text:anchor-type="as-char" svg:width="11.007cm" style:rel-width="scale" svg:height="5.424cm" style:rel-height="scale" draw:z-index="2"><draw:object-ole xlink:href="./OleObj3" xlink:type="simple" xlink:show="embed" xlink:actuate="onLoad"/><draw:image xlink:href="./ObjectReplacements/OleObj3" xlink:type="simple" xlink:show="embed" xlink:actuate="onLoad"/></draw:frame></text:p>
      <text:p text:style-name="P28"/>
      <text:p text:style-name="P28"/>
      <text:p text:style-name="P28"/>
      <text:p text:style-name="P28"/>
      <text:p text:style-name="P28"/>
      <text:p text:style-name="P28"><text:soft-page-break/></text:p>
      <text:p text:style-name="P28"/>
      <text:p text:style-name="P6"/>
      <text:p text:style-name="P6"/>
      <text:p text:style-name="P6"/>
      <text:p text:style-name="P6"/>
      <text:p text:style-name="P6"/>
      <text:p text:style-name="P6"/>
      <text:p text:style-name="P6"/>
      <text:p text:style-name="P6"/>
      <text:p text:style-name="P6"/>
      <text:p text:style-name="P8">Types of AI Agents</text:p>
      <text:p text:style-name="P11">Agents can be grouped into five classes based on their degree of perceived intelligence and capability. All these agents can improve their performance and generate better action over the time. These are given below:</text:p>
      <text:list xml:id="list2828506472" text:style-name="L7">
        <text:list-item>
          <text:p text:style-name="P21">Simple Reflex Agent</text:p>
        </text:list-item>
        <text:list-item>
          <text:p text:style-name="P21">Model-based reflex agent</text:p>
        </text:list-item>
        <text:list-item>
          <text:p text:style-name="P21">Goal-based agents</text:p>
        </text:list-item>
        <text:list-item>
          <text:p text:style-name="P21">Utility-based agent</text:p>
        </text:list-item>
        <text:list-item>
          <text:p text:style-name="P21">Learning agent</text:p>
        </text:list-item>
      </text:list>
      <text:p text:style-name="P14">1. Simple Reflex agent:</text:p>
      <text:list xml:id="list4223693628" text:style-name="L8">
        <text:list-item>
          <text:p text:style-name="P22">The Simple reflex agents are the simplest agents. These agents take decisions on the basis of the current percepts and ignore the rest of the percept history.</text:p>
        </text:list-item>
        <text:list-item>
          <text:p text:style-name="P22">These agents only succeed in the fully observable environment.</text:p>
        </text:list-item>
        <text:list-item>
          <text:p text:style-name="P22">The Simple reflex agent does not consider any part of percepts history during their decision and action process.</text:p>
        </text:list-item>
        <text:list-item>
          <text:p text:style-name="P22">The Simple reflex agent works on Condition-action rule, which means it maps the current state to action. Such as a Room Cleaner agent, it works only if there is dirt in the room.</text:p>
        </text:list-item>
        <text:list-item>
          <text:p text:style-name="P22"><text:soft-page-break/>Problems for the simple reflex agent design approach:</text:p>
        </text:list-item>
        <text:list-item>
          <text:p text:style-name="P33">They have very limited intelligence</text:p>
        </text:list-item>
        <text:list-item>
          <text:p text:style-name="P33">They do not have knowledge of non-perceptual parts of the current state</text:p>
        </text:list-item>
        <text:list-item>
          <text:p text:style-name="P33">Mostly too big to generate and to store.</text:p>
        </text:list-item>
        <text:list-item>
          <text:p text:style-name="P33">Not adaptive to changes in the environment.</text:p>
        </text:list-item>
      </text:list>
      <text:p text:style-name="P2"><draw:frame draw:style-name="fr1" draw:name="4" text:anchor-type="as-char" svg:width="13.309cm" style:rel-width="scale" svg:height="9.208cm" style:rel-height="scale" draw:z-index="3"><draw:object-ole xlink:href="./OleObj4" xlink:type="simple" xlink:show="embed" xlink:actuate="onLoad"/><draw:image xlink:href="./ObjectReplacements/OleObj4" xlink:type="simple" xlink:show="embed" xlink:actuate="onLoad"/></draw:frame></text:p>
      <text:p text:style-name="P6"/>
      <text:p text:style-name="P6"/>
      <text:p text:style-name="P6"/>
      <text:p text:style-name="P6"/>
      <text:p text:style-name="P6"/>
      <text:p text:style-name="P6"/>
      <text:p text:style-name="P6"/>
      <text:p text:style-name="P10">2. Model-based reflex agent</text:p>
      <text:list xml:id="list3459009425" text:style-name="L9">
        <text:list-item>
          <text:p text:style-name="P23">The Model-based agent can work in a partially observable environment, and track the situation.</text:p>
        </text:list-item>
        <text:list-item>
          <text:p text:style-name="P23">A model-based agent has two important factors:</text:p>
        </text:list-item>
        <text:list-item>
          <text:p text:style-name="P32"><text:soft-page-break/><text:span text:style-name="T5">Model:</text:span><text:span text:style-name="T6"> It is knowledge about "how things happen in the world," so it is called a Model-based agent.</text:span></text:p>
        </text:list-item>
        <text:list-item>
          <text:p text:style-name="P32"><text:span text:style-name="T5">Internal State:</text:span><text:span text:style-name="T6"> It is a representation of the current state based on percept history.</text:span></text:p>
        </text:list-item>
        <text:list-item>
          <text:p text:style-name="P23">These agents have the model, "which is knowledge of the world" and based on the model they perform actions.</text:p>
        </text:list-item>
        <text:list-item>
          <text:p text:style-name="P23">Updating the agent state requires information about:</text:p>
        </text:list-item>
        <text:list-item>
          <text:p text:style-name="P34">How the world evolves</text:p>
        </text:list-item>
        <text:list-item>
          <text:p text:style-name="P34">How the agent's action affects the world.</text:p>
        </text:list-item>
      </text:list>
      <text:p text:style-name="P1"><draw:frame draw:style-name="fr1" draw:name="5" text:anchor-type="as-char" svg:width="13.309cm" style:rel-width="scale" svg:height="9.208cm" style:rel-height="scale" draw:z-index="4"><draw:object-ole xlink:href="./OleObj5" xlink:type="simple" xlink:show="embed" xlink:actuate="onLoad"/><draw:image xlink:href="./ObjectReplacements/OleObj5" xlink:type="simple" xlink:show="embed" xlink:actuate="onLoad"/></draw:frame><text:span text:style-name="T2">Agents in Artificial Intelligence</text:span></text:p>
      <text:p text:style-name="P7">An AI system can be defined as the study of the rational agent and its environment. The agents sense the environment through sensors and act on their environment through actuators. An AI agent can have mental properties such as knowledge, belief, intention, etc.</text:p>
      <text:p text:style-name="P5"/>
      <text:p text:style-name="P7">What is an Agent?</text:p>
      <text:p text:style-name="P7">An agent can be anything that perceiveits environment through sensors and act upon that environment through actuators. An Agent runs in the cycle of perceiving, thinking, and acting. An agent can be:</text:p>
      <text:p text:style-name="P7"><text:soft-page-break/>Agents in Artificial Intelligence</text:p>
      <text:p text:style-name="P7">An AI system can be defined as the study of the rational agent and its environment. The agents sense the environment through sensors and act on their environment through actuators. An AI agent can have mental properties such as knowledge, belief, intention, etc.</text:p>
      <text:p text:style-name="P5"/>
      <text:p text:style-name="P7">What is an Agent?</text:p>
      <text:p text:style-name="P7">An agent can be anything that perceiveits environment through sensors and act upon that environment through actuators. An Agent runs in the cycle of perceiving, thinking, and acting. An agent can be:</text:p>
      <text:p text:style-name="P5"/>
      <text:p text:style-name="P7">Human-Agent: A human agent has eyes, ears, and other organs which work for sensors and hand, legs, vocal tract work for actuators.</text:p>
      <text:p text:style-name="P7">Robotic Agent: A robotic agent can have cameras, infrared range finder, NLP for sensors and various motors for actuators.</text:p>
      <text:p text:style-name="P7">Software Agent: Software agent can have keystrokes, file contents as sensory input and act on those inputs and display output on the screen.</text:p>
      <text:p text:style-name="P7">Hence the world around us is full of agents such as thermostat, cellphone, camera, and even we are also agents.</text:p>
      <text:p text:style-name="P5"/>
      <text:p text:style-name="P7">Before moving forward, we should first know about sensors, effectors, and actuators.</text:p>
      <text:p text:style-name="P7">Human-Agent: A human agent has eyes, ears, and other organs which work for sensors and hand, legs, vocal tract work for actuators.</text:p>
      <text:p text:style-name="P7">Robotic Agent: A robotic agent can have cameras, infrared range finder, NLP for sensors and various motors for actuators.</text:p>
      <text:p text:style-name="P7">Software Agent: Software agent can have keystrokes, file contents as sensory input and act on those inputs and display output on the screen.</text:p>
      <text:p text:style-name="P7">Hence the world around us is full of agents such as thermostat, cellphone, <text:soft-page-break/>camera, and even we are also agents.</text:p>
      <text:p text:style-name="P7">Agents in Artificial Intelligence</text:p>
      <text:p text:style-name="P7">An AI system can be defined as the study of the rational agent and its environment. The agents sense the environment through sensors and act on their environment through actuators. An AI agent can have mental properties such as knowledge, belief, intention, etc.</text:p>
      <text:p text:style-name="P5"/>
      <text:p text:style-name="P7">What is an Agent?</text:p>
      <text:p text:style-name="P7">An agent can be anything that perceiveits environment through sensors and act upon that environment through actuators. An Agent runs in the cycle of perceiving, thinking, and acting. An agent can be:</text:p>
      <text:p text:style-name="P5"/>
      <text:p text:style-name="P7">Human-Agent: A human agent has eyes, ears, and other organs which work for sensors and hand, legs, vocal tract work for actuators.</text:p>
      <text:p text:style-name="P7">Robotic Agent: A robotic agent can have cameras, infrared range finder, NLP for sensors and various motors for actuators.</text:p>
      <text:p text:style-name="P7">Software Agent: Software agent can have keystrokes, file contents as sensory input and act on those inputs and display output on the screen.</text:p>
      <text:p text:style-name="P7">Hence the world around us is full of agents such as thermostat, cellphone, camera, and even we are also agents.</text:p>
      <text:p text:style-name="P5"/>
      <text:p text:style-name="P7">Before moving forward, we should first know about sensors, effectors, and actuators.</text:p>
      <text:p text:style-name="P7">Before moving forward, we should first know about sensors, effectors, and actuators.</text:p>
      <text:p text:style-name="P5"/>
      <text:p text:style-name="P10">3. Goal-based agents</text:p>
      <text:list xml:id="list3311867265" text:style-name="L10">
        <text:list-item>
          <text:p text:style-name="P24">The knowledge of the current state environment is not always sufficient to decide for an agent to what to do.</text:p>
        </text:list-item>
        <text:list-item>
          <text:p text:style-name="P24"><text:soft-page-break/>The agent needs to know its goal which describes desirable situations.</text:p>
        </text:list-item>
        <text:list-item>
          <text:p text:style-name="P24">Goal-based agents expand the capabilities of the model-based agent by having the "goal" information.</text:p>
        </text:list-item>
        <text:list-item>
          <text:p text:style-name="P24">They choose an action, so that they can achieve the goal.</text:p>
        </text:list-item>
        <text:list-item>
          <text:p text:style-name="P24">These agents may have to consider a long sequence of possible actions before deciding whether the goal is achieved or not. Such considerations of different scenario are called searching and planning, which makes an agent proactive.</text:p>
        </text:list-item>
      </text:list>
      <text:p text:style-name="P5"/>
      <text:p text:style-name="P1"><draw:frame draw:style-name="fr1" draw:name="6" text:anchor-type="as-char" svg:width="13.309cm" style:rel-width="scale" svg:height="9.208cm" style:rel-height="scale" draw:z-index="5"><draw:object-ole xlink:href="./OleObj6" xlink:type="simple" xlink:show="embed" xlink:actuate="onLoad"/><draw:image xlink:href="./ObjectReplacements/OleObj6" xlink:type="simple" xlink:show="embed" xlink:actuate="onLoad"/></draw:frame></text:p>
      <text:p text:style-name="P5"/>
      <text:p text:style-name="P5"/>
      <text:p text:style-name="P5"/>
      <text:p text:style-name="P5"/>
      <text:p text:style-name="P5"/>
      <text:p text:style-name="P5"/>
      <text:p text:style-name="P5"/>
      <text:p text:style-name="P10">4. Utility-based agents</text:p>
      <text:list xml:id="list3649288875" text:style-name="L11">
        <text:list-item>
          <text:p text:style-name="P25">These agents are similar to the goal-based agent but provide an extra component of utility measurement which makes them different by providing a measure of success at a given state.</text:p>
        </text:list-item>
        <text:list-item>
          <text:p text:style-name="P25"><text:soft-page-break/>Utility-based agent act based not only goals but also the best way to achieve the goal.</text:p>
        </text:list-item>
        <text:list-item>
          <text:p text:style-name="P25">The Utility-based agent is useful when there are multiple possible alternatives, and an agent has to choose in order to perform the best action.</text:p>
        </text:list-item>
        <text:list-item>
          <text:p text:style-name="P25">The utility function maps each state to a real number to check how efficiently each action achieves the goals.</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6" meta:page-count="12" meta:paragraph-count="133" meta:word-count="1924" meta:character-count="11489" meta:non-whitespace-character-count="9732"/>
    <meta:generator>LibreOffice/6.0.7.3$Linux_X86_64 LibreOffice_project/00m0$Build-3</meta:generator>
  </office:meta>
</office:document-meta>
</file>